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text-properties officeooo:rsid="003e289d" officeooo:paragraph-rsid="003e289d"/>
    </style:style>
    <style:style style:name="P3" style:family="paragraph" style:parent-style-name="Standard" style:list-style-name="L1">
      <style:text-properties fo:font-style="italic" officeooo:rsid="000db722" officeooo:paragraph-rsid="000db722" style:font-style-asian="italic" style:font-style-complex="italic"/>
    </style:style>
    <style:style style:name="P4" style:family="paragraph" style:parent-style-name="Standard" style:list-style-name="L1">
      <style:text-properties fo:font-style="italic" officeooo:rsid="000e15f6" officeooo:paragraph-rsid="000e15f6" style:font-style-asian="italic" style:font-style-complex="italic"/>
    </style:style>
    <style:style style:name="P5" style:family="paragraph" style:parent-style-name="Standard" style:list-style-name="L1">
      <style:text-properties fo:font-style="italic" officeooo:rsid="000f9fc4" officeooo:paragraph-rsid="000f9fc4" style:font-style-asian="italic" style:font-style-complex="italic"/>
    </style:style>
    <style:style style:name="P6" style:family="paragraph" style:parent-style-name="Standard" style:list-style-name="L1">
      <style:text-properties fo:font-style="italic" officeooo:rsid="00106bbe" officeooo:paragraph-rsid="00106bbe" style:font-style-asian="italic" style:font-style-complex="italic"/>
    </style:style>
    <style:style style:name="P7" style:family="paragraph" style:parent-style-name="Standard" style:list-style-name="L1">
      <style:text-properties fo:font-style="italic" officeooo:rsid="00116e5a" officeooo:paragraph-rsid="00116e5a" style:font-style-asian="italic" style:font-style-complex="italic"/>
    </style:style>
    <style:style style:name="P8" style:family="paragraph" style:parent-style-name="Standard" style:list-style-name="L1">
      <style:text-properties fo:font-style="italic" officeooo:rsid="0011842c" officeooo:paragraph-rsid="0011842c" style:font-style-asian="italic" style:font-style-complex="italic"/>
    </style:style>
    <style:style style:name="P9" style:family="paragraph" style:parent-style-name="Standard" style:list-style-name="L1">
      <style:text-properties fo:font-style="italic" officeooo:rsid="0012dd9c" officeooo:paragraph-rsid="0012dd9c" style:font-style-asian="italic" style:font-style-complex="italic"/>
    </style:style>
    <style:style style:name="P10" style:family="paragraph" style:parent-style-name="Standard" style:list-style-name="L1">
      <style:text-properties fo:font-style="italic" officeooo:rsid="0015ac92" officeooo:paragraph-rsid="0015ac92" style:font-style-asian="italic" style:font-style-complex="italic"/>
    </style:style>
    <style:style style:name="P11" style:family="paragraph" style:parent-style-name="Standard" style:list-style-name="L1">
      <style:text-properties fo:font-style="italic" officeooo:rsid="0017ff56" officeooo:paragraph-rsid="0017ff56" style:font-style-asian="italic" style:font-style-complex="italic"/>
    </style:style>
    <style:style style:name="P12" style:family="paragraph" style:parent-style-name="Standard" style:list-style-name="L1">
      <style:text-properties fo:font-style="italic" officeooo:rsid="0018d533" officeooo:paragraph-rsid="0018d533" style:font-style-asian="italic" style:font-style-complex="italic"/>
    </style:style>
    <style:style style:name="P13" style:family="paragraph" style:parent-style-name="Standard" style:list-style-name="L1">
      <style:text-properties fo:font-style="italic" officeooo:rsid="001ad34a" officeooo:paragraph-rsid="001ad34a" style:font-style-asian="italic" style:font-style-complex="italic"/>
    </style:style>
    <style:style style:name="P14" style:family="paragraph" style:parent-style-name="Standard" style:list-style-name="L1">
      <style:text-properties fo:font-style="italic" officeooo:rsid="001c53f6" officeooo:paragraph-rsid="001c53f6" style:font-style-asian="italic" style:font-style-complex="italic"/>
    </style:style>
    <style:style style:name="P15" style:family="paragraph" style:parent-style-name="Standard" style:list-style-name="L1">
      <style:text-properties fo:font-style="italic" officeooo:rsid="001cacf9" officeooo:paragraph-rsid="001cacf9" style:font-style-asian="italic" style:font-style-complex="italic"/>
    </style:style>
    <style:style style:name="P16" style:family="paragraph" style:parent-style-name="Standard" style:list-style-name="L1">
      <style:text-properties fo:font-style="italic" officeooo:rsid="001d75c2" officeooo:paragraph-rsid="001d75c2" style:font-style-asian="italic" style:font-style-complex="italic"/>
    </style:style>
    <style:style style:name="P17" style:family="paragraph" style:parent-style-name="Standard" style:list-style-name="L1">
      <style:text-properties fo:font-style="italic" officeooo:rsid="001ec23a" officeooo:paragraph-rsid="001ec23a" style:font-style-asian="italic" style:font-style-complex="italic"/>
    </style:style>
    <style:style style:name="P18" style:family="paragraph" style:parent-style-name="Standard" style:list-style-name="L1">
      <style:text-properties fo:font-style="italic" officeooo:rsid="00204ec7" officeooo:paragraph-rsid="00204ec7" style:font-style-asian="italic" style:font-style-complex="italic"/>
    </style:style>
    <style:style style:name="P19" style:family="paragraph" style:parent-style-name="Standard" style:list-style-name="L1">
      <style:text-properties fo:font-style="italic" officeooo:rsid="0021cc47" officeooo:paragraph-rsid="0021cc47" style:font-style-asian="italic" style:font-style-complex="italic"/>
    </style:style>
    <style:style style:name="P20" style:family="paragraph" style:parent-style-name="Standard" style:list-style-name="L1">
      <style:text-properties fo:font-style="italic" officeooo:rsid="00228c15" officeooo:paragraph-rsid="00228c15" style:font-style-asian="italic" style:font-style-complex="italic"/>
    </style:style>
    <style:style style:name="P21" style:family="paragraph" style:parent-style-name="Standard" style:list-style-name="L1">
      <style:text-properties fo:font-style="italic" officeooo:rsid="0024f079" officeooo:paragraph-rsid="0024f079" style:font-style-asian="italic" style:font-style-complex="italic"/>
    </style:style>
    <style:style style:name="P22" style:family="paragraph" style:parent-style-name="Standard" style:list-style-name="L1">
      <style:text-properties fo:font-style="italic" officeooo:rsid="00264c72" officeooo:paragraph-rsid="00264c72" style:font-style-asian="italic" style:font-style-complex="italic"/>
    </style:style>
    <style:style style:name="P23" style:family="paragraph" style:parent-style-name="Standard" style:list-style-name="L1">
      <style:text-properties fo:font-style="italic" officeooo:rsid="0026bd31" officeooo:paragraph-rsid="0026bd31" style:font-style-asian="italic" style:font-style-complex="italic"/>
    </style:style>
    <style:style style:name="P24" style:family="paragraph" style:parent-style-name="Standard" style:list-style-name="L1">
      <style:text-properties fo:font-style="italic" officeooo:rsid="002946d7" officeooo:paragraph-rsid="002946d7" style:font-style-asian="italic" style:font-style-complex="italic"/>
    </style:style>
    <style:style style:name="P25" style:family="paragraph" style:parent-style-name="Standard" style:list-style-name="L1">
      <style:text-properties fo:font-style="italic" officeooo:rsid="002b1066" officeooo:paragraph-rsid="002b1066" style:font-style-asian="italic" style:font-style-complex="italic"/>
    </style:style>
    <style:style style:name="P26" style:family="paragraph" style:parent-style-name="Standard" style:list-style-name="L1">
      <style:text-properties fo:font-style="italic" officeooo:rsid="002c751b" officeooo:paragraph-rsid="002c751b" style:font-style-asian="italic" style:font-style-complex="italic"/>
    </style:style>
    <style:style style:name="P27" style:family="paragraph" style:parent-style-name="Standard" style:list-style-name="L1">
      <style:text-properties fo:font-style="italic" officeooo:rsid="002c8719" officeooo:paragraph-rsid="002c8719" style:font-style-asian="italic" style:font-style-complex="italic"/>
    </style:style>
    <style:style style:name="P28" style:family="paragraph" style:parent-style-name="Standard" style:list-style-name="L1">
      <style:text-properties fo:font-style="italic" officeooo:rsid="002c93c9" officeooo:paragraph-rsid="002c93c9" style:font-style-asian="italic" style:font-style-complex="italic"/>
    </style:style>
    <style:style style:name="P29" style:family="paragraph" style:parent-style-name="Standard" style:list-style-name="L1">
      <style:text-properties fo:font-style="italic" officeooo:rsid="002e65dd" officeooo:paragraph-rsid="002e65dd" style:font-style-asian="italic" style:font-style-complex="italic"/>
    </style:style>
    <style:style style:name="P30" style:family="paragraph" style:parent-style-name="Standard" style:list-style-name="L1">
      <style:text-properties fo:font-style="italic" officeooo:rsid="002eabba" officeooo:paragraph-rsid="002eabba" style:font-style-asian="italic" style:font-style-complex="italic"/>
    </style:style>
    <style:style style:name="P31" style:family="paragraph" style:parent-style-name="Standard" style:list-style-name="L1">
      <style:text-properties fo:font-style="italic" officeooo:rsid="0030705b" officeooo:paragraph-rsid="0030705b" style:font-style-asian="italic" style:font-style-complex="italic"/>
    </style:style>
    <style:style style:name="P32" style:family="paragraph" style:parent-style-name="Standard" style:list-style-name="L1">
      <style:text-properties fo:font-style="italic" officeooo:rsid="003235e4" officeooo:paragraph-rsid="003235e4" style:font-style-asian="italic" style:font-style-complex="italic"/>
    </style:style>
    <style:style style:name="P33" style:family="paragraph" style:parent-style-name="Standard" style:list-style-name="L1">
      <style:text-properties fo:font-style="italic" officeooo:rsid="0033e336" officeooo:paragraph-rsid="0033e336" style:font-style-asian="italic" style:font-style-complex="italic"/>
    </style:style>
    <style:style style:name="P34" style:family="paragraph" style:parent-style-name="Standard" style:list-style-name="L1">
      <style:text-properties fo:font-style="italic" officeooo:rsid="00354480" officeooo:paragraph-rsid="00354480" style:font-style-asian="italic" style:font-style-complex="italic"/>
    </style:style>
    <style:style style:name="P35" style:family="paragraph" style:parent-style-name="Standard" style:list-style-name="L1">
      <style:text-properties fo:font-style="italic" officeooo:rsid="00363897" officeooo:paragraph-rsid="00363897" style:font-style-asian="italic" style:font-style-complex="italic"/>
    </style:style>
    <style:style style:name="P36" style:family="paragraph" style:parent-style-name="Standard" style:list-style-name="L1">
      <style:text-properties fo:font-style="italic" officeooo:rsid="00363897" officeooo:paragraph-rsid="00372c04" style:font-style-asian="italic" style:font-style-complex="italic"/>
    </style:style>
    <style:style style:name="P37" style:family="paragraph" style:parent-style-name="Standard" style:list-style-name="L1">
      <style:text-properties fo:font-style="italic" officeooo:rsid="00363897" officeooo:paragraph-rsid="003880d1" style:font-style-asian="italic" style:font-style-complex="italic"/>
    </style:style>
    <style:style style:name="P38" style:family="paragraph" style:parent-style-name="Standard" style:list-style-name="L1">
      <style:text-properties fo:font-style="italic" officeooo:rsid="003abeed" officeooo:paragraph-rsid="003abeed" style:font-style-asian="italic" style:font-style-complex="italic"/>
    </style:style>
    <style:style style:name="P39" style:family="paragraph" style:parent-style-name="Standard" style:list-style-name="L1">
      <style:text-properties fo:font-style="italic" officeooo:rsid="003ae202" officeooo:paragraph-rsid="003ae202" style:font-style-asian="italic" style:font-style-complex="italic"/>
    </style:style>
    <style:style style:name="P40" style:family="paragraph" style:parent-style-name="Standard" style:list-style-name="L1">
      <style:text-properties fo:font-style="italic" officeooo:rsid="003c6923" officeooo:paragraph-rsid="003c6923" style:font-style-asian="italic" style:font-style-complex="italic"/>
    </style:style>
    <style:style style:name="P41" style:family="paragraph" style:parent-style-name="Standard" style:list-style-name="L1">
      <style:text-properties fo:font-style="italic" officeooo:rsid="003d1785" officeooo:paragraph-rsid="003d1785" style:font-style-asian="italic" style:font-style-complex="italic"/>
    </style:style>
    <style:style style:name="P42" style:family="paragraph" style:parent-style-name="Standard" style:list-style-name="L1">
      <style:text-properties fo:font-style="italic" officeooo:rsid="004189c4" officeooo:paragraph-rsid="004189c4" style:font-style-asian="italic" style:font-style-complex="italic"/>
    </style:style>
    <style:style style:name="P43" style:family="paragraph" style:parent-style-name="Standard" style:list-style-name="L1">
      <style:text-properties fo:font-style="italic" officeooo:rsid="0042c6f9" officeooo:paragraph-rsid="0042c6f9" style:font-style-asian="italic" style:font-style-complex="italic"/>
    </style:style>
    <style:style style:name="P44" style:family="paragraph" style:parent-style-name="Standard" style:list-style-name="L1">
      <style:text-properties fo:font-style="italic" officeooo:rsid="00460043" officeooo:paragraph-rsid="00460043" style:font-style-asian="italic" style:font-style-complex="italic"/>
    </style:style>
    <style:style style:name="P45" style:family="paragraph" style:parent-style-name="Standard" style:list-style-name="L1">
      <style:text-properties fo:font-style="italic" officeooo:rsid="0046c99e" officeooo:paragraph-rsid="0046c99e" style:font-style-asian="italic" style:font-style-complex="italic"/>
    </style:style>
    <style:style style:name="P46" style:family="paragraph" style:parent-style-name="Standard" style:list-style-name="L1">
      <style:text-properties fo:font-style="italic" officeooo:rsid="0047fda2" officeooo:paragraph-rsid="0047fda2" style:font-style-asian="italic" style:font-style-complex="italic"/>
    </style:style>
    <style:style style:name="P47" style:family="paragraph" style:parent-style-name="Standard" style:list-style-name="L1">
      <style:text-properties fo:font-style="italic" officeooo:rsid="004c83e5" officeooo:paragraph-rsid="004c83e5" style:font-style-asian="italic" style:font-style-complex="italic"/>
    </style:style>
    <style:style style:name="P48" style:family="paragraph" style:parent-style-name="Standard" style:list-style-name="L1">
      <style:text-properties fo:font-style="italic" officeooo:rsid="004ea138" officeooo:paragraph-rsid="004ea138" style:font-style-asian="italic" style:font-style-complex="italic"/>
    </style:style>
    <style:style style:name="P49" style:family="paragraph" style:parent-style-name="Standard" style:list-style-name="L2">
      <style:text-properties fo:font-style="italic" officeooo:rsid="00515532" officeooo:paragraph-rsid="00515532" style:font-style-asian="italic" style:font-style-complex="italic"/>
    </style:style>
    <style:style style:name="P50" style:family="paragraph" style:parent-style-name="Standard" style:list-style-name="L2">
      <style:text-properties fo:font-style="italic" officeooo:rsid="0052c3e7" officeooo:paragraph-rsid="0052c3e7" style:font-style-asian="italic" style:font-style-complex="italic"/>
    </style:style>
    <style:style style:name="P51" style:family="paragraph" style:parent-style-name="Standard" style:list-style-name="L2">
      <style:text-properties fo:font-style="italic" officeooo:rsid="00540072" officeooo:paragraph-rsid="00540072" style:font-style-asian="italic" style:font-style-complex="italic"/>
    </style:style>
    <style:style style:name="P52" style:family="paragraph" style:parent-style-name="Standard" style:list-style-name="L2">
      <style:text-properties fo:font-style="italic" officeooo:rsid="00557993" officeooo:paragraph-rsid="00557993" style:font-style-asian="italic" style:font-style-complex="italic"/>
    </style:style>
    <style:style style:name="P53" style:family="paragraph" style:parent-style-name="Standard" style:list-style-name="L2">
      <style:text-properties fo:font-style="italic" officeooo:rsid="00589050" officeooo:paragraph-rsid="00589050" style:font-style-asian="italic" style:font-style-complex="italic"/>
    </style:style>
    <style:style style:name="P54" style:family="paragraph" style:parent-style-name="Standard" style:list-style-name="L2">
      <style:text-properties fo:font-style="italic" officeooo:rsid="00590538" officeooo:paragraph-rsid="00590538" style:font-style-asian="italic" style:font-style-complex="italic"/>
    </style:style>
    <style:style style:name="P55" style:family="paragraph" style:parent-style-name="Standard" style:list-style-name="L2">
      <style:text-properties fo:font-style="italic" officeooo:rsid="0059720c" officeooo:paragraph-rsid="0059720c" style:font-style-asian="italic" style:font-style-complex="italic"/>
    </style:style>
    <style:style style:name="P56" style:family="paragraph" style:parent-style-name="Standard" style:list-style-name="L2">
      <style:text-properties fo:font-style="italic" officeooo:rsid="005aeed0" officeooo:paragraph-rsid="005aeed0" style:font-style-asian="italic" style:font-style-complex="italic"/>
    </style:style>
    <style:style style:name="P57" style:family="paragraph" style:parent-style-name="Standard" style:list-style-name="L2">
      <style:text-properties fo:font-style="italic" officeooo:rsid="005b4fa4" officeooo:paragraph-rsid="005b4fa4" style:font-style-asian="italic" style:font-style-complex="italic"/>
    </style:style>
    <style:style style:name="P58" style:family="paragraph" style:parent-style-name="Standard" style:list-style-name="L2">
      <style:text-properties fo:font-style="italic" officeooo:rsid="005bcae9" officeooo:paragraph-rsid="005bcae9" style:font-style-asian="italic" style:font-style-complex="italic"/>
    </style:style>
    <style:style style:name="P59" style:family="paragraph" style:parent-style-name="Standard" style:list-style-name="L2">
      <style:text-properties fo:font-style="italic" officeooo:rsid="005ce0bb" officeooo:paragraph-rsid="005ce0bb" style:font-style-asian="italic" style:font-style-complex="italic"/>
    </style:style>
    <style:style style:name="P60" style:family="paragraph" style:parent-style-name="Standard" style:list-style-name="L2">
      <style:text-properties fo:font-style="italic" officeooo:rsid="005d1f5a" officeooo:paragraph-rsid="005d1f5a" style:font-style-asian="italic" style:font-style-complex="italic"/>
    </style:style>
    <style:style style:name="P61" style:family="paragraph" style:parent-style-name="Standard" style:list-style-name="L2">
      <style:text-properties fo:font-style="italic" officeooo:rsid="005d3978" officeooo:paragraph-rsid="005d3978" style:font-style-asian="italic" style:font-style-complex="italic"/>
    </style:style>
    <style:style style:name="P62" style:family="paragraph" style:parent-style-name="Standard" style:list-style-name="L1">
      <style:text-properties fo:font-style="italic" officeooo:rsid="0049f135" officeooo:paragraph-rsid="0049f135" style:font-style-asian="italic" style:font-style-complex="italic"/>
    </style:style>
    <style:style style:name="P63" style:family="paragraph" style:parent-style-name="Standard" style:list-style-name="L2">
      <style:text-properties fo:font-style="italic" officeooo:rsid="0060b072" officeooo:paragraph-rsid="0060b072" style:font-style-asian="italic" style:font-style-complex="italic"/>
    </style:style>
    <style:style style:name="P64" style:family="paragraph" style:parent-style-name="Standard" style:list-style-name="L2">
      <style:text-properties fo:font-style="italic" officeooo:rsid="0062e9d3" officeooo:paragraph-rsid="0062e9d3" style:font-style-asian="italic" style:font-style-complex="italic"/>
    </style:style>
    <style:style style:name="P65" style:family="paragraph" style:parent-style-name="Standard" style:list-style-name="L2">
      <style:text-properties fo:font-style="italic" officeooo:rsid="0064518c" officeooo:paragraph-rsid="0064518c" style:font-style-asian="italic" style:font-style-complex="italic"/>
    </style:style>
    <style:style style:name="P66" style:family="paragraph" style:parent-style-name="Standard" style:list-style-name="L1">
      <style:text-properties officeooo:rsid="0016a696" officeooo:paragraph-rsid="0016a696"/>
    </style:style>
    <style:style style:name="P67" style:family="paragraph" style:parent-style-name="Standard">
      <style:text-properties fo:font-style="normal" officeooo:rsid="004ea138" officeooo:paragraph-rsid="004ea138" style:font-style-asian="normal" style:font-style-complex="normal"/>
    </style:style>
    <style:style style:name="P68" style:family="paragraph" style:parent-style-name="Standard">
      <style:text-properties fo:font-style="normal" officeooo:rsid="00515072" officeooo:paragraph-rsid="00515072" style:font-style-asian="normal" style:font-style-complex="normal"/>
    </style:style>
    <style:style style:name="P69" style:family="paragraph" style:parent-style-name="Standard" style:list-style-name="L2">
      <style:text-properties fo:font-style="normal" officeooo:rsid="00515532" officeooo:paragraph-rsid="00515532" style:font-style-asian="normal" style:font-style-complex="normal"/>
    </style:style>
    <style:style style:name="P70" style:family="paragraph" style:parent-style-name="Standard" style:list-style-name="L2">
      <style:text-properties fo:font-style="normal" officeooo:rsid="00553412" officeooo:paragraph-rsid="00553412" style:font-style-asian="normal" style:font-style-complex="normal"/>
    </style:style>
    <style:style style:name="P71" style:family="paragraph" style:parent-style-name="Standard" style:list-style-name="L2">
      <style:text-properties fo:font-style="normal" officeooo:rsid="00589050" officeooo:paragraph-rsid="00589050" style:font-style-asian="normal" style:font-style-complex="normal"/>
    </style:style>
    <style:style style:name="P72" style:family="paragraph" style:parent-style-name="Standard" style:list-style-name="L2">
      <style:text-properties fo:font-style="normal" officeooo:rsid="0059720c" officeooo:paragraph-rsid="0059720c" style:font-style-asian="normal" style:font-style-complex="normal"/>
    </style:style>
    <style:style style:name="P73" style:family="paragraph" style:parent-style-name="Standard" style:list-style-name="L2">
      <style:text-properties fo:font-style="normal" officeooo:rsid="005b4fa4" officeooo:paragraph-rsid="005b4fa4" style:font-style-asian="normal" style:font-style-complex="normal"/>
    </style:style>
    <style:style style:name="P74" style:family="paragraph" style:parent-style-name="Standard" style:list-style-name="L2">
      <style:text-properties fo:font-style="normal" officeooo:rsid="005ccb2c" officeooo:paragraph-rsid="005ccb2c" style:font-style-asian="normal" style:font-style-complex="normal"/>
    </style:style>
    <style:style style:name="P75" style:family="paragraph" style:parent-style-name="Standard" style:list-style-name="L2">
      <style:text-properties fo:font-style="normal" officeooo:rsid="005ce0bb" officeooo:paragraph-rsid="005ce0bb" style:font-style-asian="normal" style:font-style-complex="normal"/>
    </style:style>
    <style:style style:name="P76" style:family="paragraph" style:parent-style-name="Standard" style:list-style-name="L3">
      <style:text-properties officeooo:rsid="00116e5a" officeooo:paragraph-rsid="00116e5a"/>
    </style:style>
    <style:style style:name="P77" style:family="paragraph" style:parent-style-name="Standard" style:list-style-name="L3">
      <style:text-properties officeooo:rsid="0012dd9c" officeooo:paragraph-rsid="0012dd9c"/>
    </style:style>
    <style:style style:name="P78" style:family="paragraph" style:parent-style-name="Standard" style:list-style-name="L3">
      <style:text-properties officeooo:rsid="0013740f" officeooo:paragraph-rsid="0013740f"/>
    </style:style>
    <style:style style:name="P79" style:family="paragraph" style:parent-style-name="Standard" style:list-style-name="L3">
      <style:text-properties officeooo:rsid="0014a00d" officeooo:paragraph-rsid="0014a00d"/>
    </style:style>
    <style:style style:name="P80" style:family="paragraph" style:parent-style-name="Standard" style:list-style-name="L3">
      <style:text-properties officeooo:rsid="001ebdc2" officeooo:paragraph-rsid="001ebdc2"/>
    </style:style>
    <style:style style:name="P81" style:family="paragraph" style:parent-style-name="Standard" style:list-style-name="L3">
      <style:text-properties officeooo:rsid="00204ec7" officeooo:paragraph-rsid="00204ec7"/>
    </style:style>
    <style:style style:name="P82" style:family="paragraph" style:parent-style-name="Standard" style:list-style-name="L3">
      <style:text-properties officeooo:rsid="00204ec7" officeooo:paragraph-rsid="0062e9d3"/>
    </style:style>
    <style:style style:name="P83" style:family="paragraph" style:parent-style-name="Standard" style:list-style-name="L3">
      <style:text-properties officeooo:rsid="00363897" officeooo:paragraph-rsid="00363897"/>
    </style:style>
    <style:style style:name="P84" style:family="paragraph" style:parent-style-name="Standard" style:list-style-name="L3">
      <style:text-properties officeooo:rsid="003e289d" officeooo:paragraph-rsid="003e289d"/>
    </style:style>
    <style:style style:name="P85" style:family="paragraph" style:parent-style-name="Standard" style:list-style-name="L3">
      <style:text-properties officeooo:rsid="0044a774" officeooo:paragraph-rsid="0044a774"/>
    </style:style>
    <style:style style:name="P86" style:family="paragraph" style:parent-style-name="Standard" style:list-style-name="L3">
      <style:text-properties officeooo:rsid="0045be85" officeooo:paragraph-rsid="0045be85"/>
    </style:style>
    <style:style style:name="P87" style:family="paragraph" style:parent-style-name="Standard" style:list-style-name="L3">
      <style:text-properties officeooo:rsid="0049f135" officeooo:paragraph-rsid="0049f135"/>
    </style:style>
    <style:style style:name="P88" style:family="paragraph" style:parent-style-name="Standard" style:list-style-name="L3">
      <style:text-properties officeooo:rsid="00530948" officeooo:paragraph-rsid="00530948"/>
    </style:style>
    <style:style style:name="T1" style:family="text">
      <style:text-properties fo:font-style="normal" style:font-style-asian="normal" style:font-style-complex="normal"/>
    </style:style>
    <style:style style:name="T2" style:family="text">
      <style:text-properties fo:font-style="normal" officeooo:rsid="0047fda2" style:font-style-asian="normal" style:font-style-complex="normal"/>
    </style:style>
    <style:style style:name="T3" style:family="text">
      <style:text-properties fo:font-style="normal" officeooo:rsid="004dfbb8" style:font-style-asian="normal" style:font-style-complex="normal"/>
    </style:style>
    <style:style style:name="T4" style:family="text">
      <style:text-properties fo:font-style="normal" officeooo:rsid="00530948" style:font-style-asian="normal" style:font-style-complex="normal"/>
    </style:style>
    <style:style style:name="T5" style:family="text">
      <style:text-properties fo:font-style="normal" officeooo:rsid="0056cb67" style:font-style-asian="normal" style:font-style-complex="normal"/>
    </style:style>
    <style:style style:name="T6" style:family="text">
      <style:text-properties fo:font-style="normal" officeooo:rsid="00589050" style:font-style-asian="normal" style:font-style-complex="normal"/>
    </style:style>
    <style:style style:name="T7" style:family="text">
      <style:text-properties fo:font-style="normal" officeooo:rsid="0059720c" style:font-style-asian="normal" style:font-style-complex="normal"/>
    </style:style>
    <style:style style:name="T8" style:family="text">
      <style:text-properties fo:font-style="normal" officeooo:rsid="005aeed0" style:font-style-asian="normal" style:font-style-complex="normal"/>
    </style:style>
    <style:style style:name="T9" style:family="text">
      <style:text-properties fo:font-style="normal" officeooo:rsid="005b4fa4" style:font-style-asian="normal" style:font-style-complex="normal"/>
    </style:style>
    <style:style style:name="T10" style:family="text">
      <style:text-properties fo:font-style="normal" officeooo:rsid="0060b072" style:font-style-asian="normal" style:font-style-complex="normal"/>
    </style:style>
    <style:style style:name="T11" style:family="text">
      <style:text-properties fo:font-style="normal" officeooo:rsid="0060ff41" style:font-style-asian="normal" style:font-style-complex="normal"/>
    </style:style>
    <style:style style:name="T12" style:family="text">
      <style:text-properties fo:font-style="normal" officeooo:rsid="006247e0" style:font-style-asian="normal" style:font-style-complex="normal"/>
    </style:style>
    <style:style style:name="T13" style:family="text">
      <style:text-properties fo:font-style="normal" officeooo:rsid="0064518c"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06bbe" style:font-style-asian="normal" style:font-weight-asian="normal" style:font-style-complex="normal" style:font-weight-complex="normal"/>
    </style:style>
    <style:style style:name="T16" style:family="text">
      <style:text-properties fo:font-style="normal" fo:font-weight="normal" officeooo:rsid="0011842c" style:font-style-asian="normal" style:font-weight-asian="normal" style:font-style-complex="normal" style:font-weight-complex="normal"/>
    </style:style>
    <style:style style:name="T17" style:family="text">
      <style:text-properties fo:font-style="normal" fo:font-weight="normal" officeooo:rsid="0016a696" style:font-style-asian="normal" style:font-weight-asian="normal" style:font-style-complex="normal" style:font-weight-complex="normal"/>
    </style:style>
    <style:style style:name="T18" style:family="text">
      <style:text-properties fo:font-style="normal" fo:font-weight="normal" officeooo:rsid="0016d99e" style:font-style-asian="normal" style:font-weight-asian="normal" style:font-style-complex="normal" style:font-weight-complex="normal"/>
    </style:style>
    <style:style style:name="T19" style:family="text">
      <style:text-properties fo:font-style="normal" fo:font-weight="normal" officeooo:rsid="00237cbf" style:font-style-asian="normal" style:font-weight-asian="normal" style:font-style-complex="normal" style:font-weight-complex="normal"/>
    </style:style>
    <style:style style:name="T20" style:family="text">
      <style:text-properties fo:font-style="normal" fo:font-weight="normal" officeooo:rsid="0026bd31" style:font-style-asian="normal" style:font-weight-asian="normal" style:font-style-complex="normal" style:font-weight-complex="normal"/>
    </style:style>
    <style:style style:name="T21" style:family="text">
      <style:text-properties fo:font-style="normal" fo:font-weight="normal" officeooo:rsid="002854d7" style:font-style-asian="normal" style:font-weight-asian="normal" style:font-style-complex="normal" style:font-weight-complex="normal"/>
    </style:style>
    <style:style style:name="T22" style:family="text">
      <style:text-properties fo:font-style="normal" fo:font-weight="normal" officeooo:rsid="0030705b" style:font-style-asian="normal" style:font-weight-asian="normal" style:font-style-complex="normal" style:font-weight-complex="normal"/>
    </style:style>
    <style:style style:name="T23" style:family="text">
      <style:text-properties fo:font-style="normal" fo:font-weight="normal" officeooo:rsid="00312047" style:font-style-asian="normal" style:font-weight-asian="normal" style:font-style-complex="normal" style:font-weight-complex="normal"/>
    </style:style>
    <style:style style:name="T24" style:family="text">
      <style:text-properties fo:font-style="normal" fo:font-weight="normal" officeooo:rsid="003235e4" style:font-style-asian="normal" style:font-weight-asian="normal" style:font-style-complex="normal" style:font-weight-complex="normal"/>
    </style:style>
    <style:style style:name="T25" style:family="text">
      <style:text-properties fo:font-style="normal" fo:font-weight="normal" officeooo:rsid="00372c04" style:font-style-asian="normal" style:font-weight-asian="normal" style:font-style-complex="normal" style:font-weight-complex="normal"/>
    </style:style>
    <style:style style:name="T26" style:family="text">
      <style:text-properties fo:font-style="normal" fo:font-weight="normal" officeooo:rsid="003880d1" style:font-style-asian="normal" style:font-weight-asian="normal" style:font-style-complex="normal" style:font-weight-complex="normal"/>
    </style:style>
    <style:style style:name="T27" style:family="text">
      <style:text-properties fo:font-style="normal" fo:font-weight="normal" officeooo:rsid="003c6923" style:font-style-asian="normal" style:font-weight-asian="normal" style:font-style-complex="normal" style:font-weight-complex="normal"/>
    </style:style>
    <style:style style:name="T28" style:family="text">
      <style:text-properties fo:font-style="normal" fo:font-weight="normal" officeooo:rsid="003d92cd"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1f543e" style:font-weight-asian="normal" style:font-weight-complex="normal"/>
    </style:style>
    <style:style style:name="T31" style:family="text">
      <style:text-properties fo:font-weight="normal" officeooo:rsid="00237cbf" style:font-weight-asian="normal" style:font-weight-complex="normal"/>
    </style:style>
    <style:style style:name="T32" style:family="text">
      <style:text-properties fo:font-weight="normal" officeooo:rsid="002854d7" style:font-weight-asian="normal" style:font-weight-complex="normal"/>
    </style:style>
    <style:style style:name="T33" style:family="text">
      <style:text-properties fo:font-weight="normal" officeooo:rsid="00372c04" style:font-weight-asian="normal" style:font-weight-complex="normal"/>
    </style:style>
    <style:style style:name="T34" style:family="text">
      <style:text-properties fo:font-weight="normal" officeooo:rsid="003880d1" style:font-weight-asian="normal" style:font-weight-complex="normal"/>
    </style:style>
    <style:style style:name="T35" style:family="text">
      <style:text-properties fo:font-weight="normal" officeooo:rsid="003c6923" style:font-weight-asian="normal" style:font-weight-complex="normal"/>
    </style:style>
    <style:style style:name="T36" style:family="text">
      <style:text-properties officeooo:rsid="0012dd9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05ee07c"/>
    </style:style>
    <style:style style:name="T39" style:family="text">
      <style:text-properties officeooo:rsid="006451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 - Mastering Security Basics</text:p>
      <text:p text:style-name="P1">Definitions</text:p>
      <text:list xml:id="list2466212986" text:style-name="L1">
        <text:list-item>
          <text:p text:style-name="P3">Use case - <text:span text:style-name="T1">describes a goal that an organization wants to achieve. ex..”Place Order”. Different departments in an organization view what a Place Order entails, but can still retain the same name. </text:span></text:p>
        </text:list-item>
        <text:list-item>
          <text:p text:style-name="P3">actors - <text:span text:style-name="T1">an accountholder, registered user, a billing system, a fulfilling system, etc.</text:span></text:p>
        </text:list-item>
        <text:list-item>
          <text:p text:style-name="P3">pre-condition - <text:span text:style-name="T1">precondition must occur before the process can start. ex..an item must be selected to purchase before the purchase process can begin</text:span></text:p>
        </text:list-item>
        <text:list-item>
          <text:p text:style-name="P3">trigger - <text:span text:style-name="T14">trigger starts the use case, ex...when the user clicks on their cart to begin the purchase process</text:span></text:p>
        </text:list-item>
        <text:list-item>
          <text:p text:style-name="P3"><text:span text:style-name="T29">post-condition - </text:span><text:span text:style-name="T14">postconditions occur after the actor triggers the process. ex...continued, user will be added to the system, user will receive acknowledgement of their order, the billing dept may take additional steps to bill, and shipping dept starts process to ship the product.</text:span></text:p>
        </text:list-item>
        <text:list-item>
          <text:p text:style-name="P4"><text:span text:style-name="T29">normal flow - </text:span><text:span text:style-name="T14">a use case will typically list each of the steps in a specific order. ex..the series of steps from picking an item to purchase until exiting the purchase system</text:span></text:p>
        </text:list-item>
        <text:list-item>
          <text:p text:style-name="P4"><text:span text:style-name="T29">alternate flow - </text:span><text:span text:style-name="T14">possible deviations from the normal flows. ex...in a purchase system, user might want to use a different payment method or abandon the process before completing the process. </text:span></text:p>
        </text:list-item>
        <text:list-item>
          <text:p text:style-name="P5"><text:span text:style-name="T29">confidentiality - </text:span><text:span text:style-name="T14">prevents the unauthorized disclosure of data</text:span></text:p>
        </text:list-item>
        <text:list-item>
          <text:p text:style-name="P5"><text:span text:style-name="T29">encryption - </text:span><text:span text:style-name="T14">scrambles data to make it unreadable by unauthorized personne</text:span><text:span text:style-name="T15">l</text:span></text:p>
        </text:list-item>
        <text:list-item>
          <text:p text:style-name="P6"><text:span text:style-name="T29">identification - </text:span><text:span text:style-name="T14">users claim an identity with a unique username</text:span></text:p>
        </text:list-item>
        <text:list-item>
          <text:p text:style-name="P6"><text:span text:style-name="T29">authentication - </text:span><text:span text:style-name="T14">users prove their identity by using authentication, such as a password</text:span></text:p>
        </text:list-item>
        <text:list-item>
          <text:p text:style-name="P6"><text:span text:style-name="T29">authorization - </text:span><text:span text:style-name="T14">using permissions, allowing and restricting user’s access to certain items</text:span></text:p>
        </text:list-item>
        <text:list-item>
          <text:p text:style-name="P7"><text:span text:style-name="T29">steganography - </text:span><text:span text:style-name="T14">the process of hiding data within data. Used to support obfuscation. ex..embedding a message inside of an image by modifying certain bits within the fil</text:span><text:span text:style-name="T16">e</text:span></text:p>
        </text:list-item>
        <text:list-item>
          <text:p text:style-name="P8"><text:span text:style-name="T29">integrity - </text:span><text:span text:style-name="T14">provides assurances that data has not changed, been tampered with or modified by unauthorized parties. Data can lose integrity from both human and system errors.</text:span></text:p>
        </text:list-item>
        <text:list-item>
          <text:p text:style-name="P9"><text:span text:style-name="T29">hash - </text:span><text:span text:style-name="T14">a number created by executing a hashing algorithm against data. If the data never changes, the resulting hash will always be the same. comparing hashes at different times can tell you if the data has ever changed. </text:span></text:p>
        </text:list-item>
        <text:list-item>
          <text:p text:style-name="P10"><text:span text:style-name="T29">digital signature</text:span><text:span text:style-name="T14"> - </text:span><text:span text:style-name="T17">similar to a handwritten signature. can be attached to items such as emails to provide assuraces that the email has not been modified</text:span><text:span text:style-name="T18">. Provides for both authentication and non-repudiation. Require certificates.</text:span></text:p>
        </text:list-item>
        <text:list-item>
          <text:p text:style-name="P66"><text:span text:style-name="T37">non-repudiation </text:span><text:span text:style-name="T14">- provided by digital signatures, removes the senders or signee’s ability to claim they didn’t send the email. </text:span></text:p>
        </text:list-item>
        <text:list-item>
          <text:p text:style-name="P11"><text:span text:style-name="T29">availability - </text:span><text:span text:style-name="T14">indicates that data and services are available when needed. Organizations will typically use methods such as fault-tolerance and redundancy to ensure availability</text:span></text:p>
        </text:list-item>
        <text:list-item>
          <text:p text:style-name="P12"><text:span text:style-name="T29">redundancy <text:s/>-</text:span><text:span text:style-name="T14"> adds duplication to critical systems and provides fault tolerance. Common goal of redunancy and fault-tolerance techniques is to remove each single point of failure (SPOF). if a SPOF fails, the entire system can fail.</text:span></text:p>
        </text:list-item>
        <text:list-item>
          <text:p text:style-name="P13"><text:span text:style-name="T29">disk redundancies - </text:span><text:span text:style-name="T14">fault-tolerant disks, such as RAID-1 (mirroring), RAID-5 (striping with parity), and RAID-10 (striping with a mirror), allow a system to continue operating even if a disk fails</text:span></text:p>
        </text:list-item>
        <text:list-item>
          <text:p text:style-name="P13"><text:span text:style-name="T29">server redundancies - </text:span><text:span text:style-name="T14">failover clusters include redundant servers and ensure a device will continue to operate, even if a server fails. if one device in a cluster fails, the service can move to another server in the cluster that is functional to avoid downtown.</text:span></text:p>
        </text:list-item>
        <text:list-item>
          <text:p text:style-name="P13"><text:span text:style-name="T29">load balancing - </text:span><text:span text:style-name="T14">uses multiple servers to support a single-service, such as a high-volume web site. </text:span></text:p>
        </text:list-item>
        <text:list-item>
          <text:p text:style-name="P14"><text:soft-page-break/><text:span text:style-name="T29">site redundancies - </text:span><text:span text:style-name="T14">if a server site can no longer function due to some unforseen disaster or issue, the organization can move critial systems to an alternative site. Alternative site can be a hot site, cold site, or warm site (combination of both). </text:span></text:p>
        </text:list-item>
        <text:list-item>
          <text:p text:style-name="P15"><text:span text:style-name="T29">backups - </text:span><text:span text:style-name="T14">if personnel back up important data, they can restore it if the original date is lost. </text:span></text:p>
        </text:list-item>
        <text:list-item>
          <text:p text:style-name="P15"><text:span text:style-name="T29">alternate power </text:span><text:span text:style-name="T14"><text:s/>- Uninterruptible power supplies (UPS’s) and power generators can provide power to key systems if commercial power fails</text:span></text:p>
        </text:list-item>
        <text:list-item>
          <text:p text:style-name="P15"><text:span text:style-name="T29">cooling systems - </text:span><text:span text:style-name="T14">heating, ventilation ad air conditioning systems improve the availability of systems by reducing outages from overheating</text:span></text:p>
        </text:list-item>
        <text:list-item>
          <text:p text:style-name="P16"><text:span text:style-name="T29">patching - </text:span><text:span text:style-name="T14">released code designed to resolve problems caused by bugs or security vulnerabilities.</text:span></text:p>
        </text:list-item>
        <text:list-item>
          <text:p text:style-name="P17"><text:span text:style-name="T29">risk - </text:span><text:span text:style-name="T14">possibility or likelihood of a threat exploiting a vulnerability resulting in a loss</text:span></text:p>
        </text:list-item>
        <text:list-item>
          <text:p text:style-name="P17"><text:span text:style-name="T29">threat - </text:span><text:span text:style-name="T14">any circumstance or event that has the potential to compromise confidentiality</text:span></text:p>
        </text:list-item>
        <text:list-item>
          <text:p text:style-name="P17"><text:span text:style-name="T29">vulnerability - </text:span><text:span text:style-name="T14">any point of weakness</text:span></text:p>
        </text:list-item>
        <text:list-item>
          <text:p text:style-name="P17"><text:span text:style-name="T29">security incident - </text:span><text:span text:style-name="T14">an adverse event or series of events that can negatively affect the confidentiality, integrity or availability of an organization’s information systems and data</text:span></text:p>
        </text:list-item>
        <text:list-item>
          <text:p text:style-name="P18"><text:span text:style-name="T30">r</text:span><text:span text:style-name="T29">isk mitigation - </text:span><text:span text:style-name="T14">reduces the chances that a threat will exploit a vulnerability. </text:span></text:p>
        </text:list-item>
        <text:list-item>
          <text:p text:style-name="P19"><text:span text:style-name="T29">technical controls - </text:span><text:span text:style-name="T14">use technology to reduce vulnerabilities</text:span></text:p>
        </text:list-item>
        <text:list-item>
          <text:p text:style-name="P19"><text:span text:style-name="T29">encryption - </text:span><text:span text:style-name="T14">strong technical control used to protect the confidentiality of data. Includes data transferred over a network and data stored on devices.</text:span></text:p>
        </text:list-item>
        <text:list-item>
          <text:p text:style-name="P19"><text:span text:style-name="T29">anti-virus software - </text:span><text:span text:style-name="T14">provides protection against malware infection</text:span></text:p>
        </text:list-item>
        <text:list-item>
          <text:p text:style-name="P20"><text:span text:style-name="T29">intrusion detection systems (IDS) and intrusion prevention systems (IPS)</text:span><text:span text:style-name="T31"> - </text:span><text:span text:style-name="T19">used to monitor a network or host for intrusions and provide ongoing protection against various threats</text:span></text:p>
        </text:list-item>
        <text:list-item>
          <text:p text:style-name="P21"><text:span text:style-name="T31">f</text:span><text:span text:style-name="T29">irewalls - </text:span><text:span text:style-name="T14">network firewalls restrict traffic going in and out of a network</text:span></text:p>
        </text:list-item>
        <text:list-item>
          <text:p text:style-name="P21"><text:span text:style-name="T29">least privilege - </text:span><text:span text:style-name="T14">principle of least privlege specifies that individuals or processes are gratned only the privileges they need to perform their assigned tasks or functions, but no more. </text:span></text:p>
        </text:list-item>
        <text:list-item>
          <text:p text:style-name="P22"><text:span text:style-name="T29">administrative privileges - </text:span><text:span text:style-name="T14">methods mandated by organizational policies or other guidelines. </text:span><text:span text:style-name="T20">ex..organizations may require it’s employees to periodically complete assessments and tests to reduce and manage risk. </text:span></text:p>
        </text:list-item>
        <text:list-item>
          <text:p text:style-name="P23"><text:span text:style-name="T29">risk assessment </text:span><text:span text:style-name="T32">- </text:span><text:span text:style-name="T21">risk assessments help organizations qualify and quantity riss within an organization so that the organization can focus on the serious risks.</text:span></text:p>
        </text:list-item>
        <text:list-item>
          <text:p text:style-name="P24"><text:span text:style-name="T32">v</text:span><text:span text:style-name="T29">ulnerability assessment - </text:span><text:span text:style-name="T14">attempts to discover current vulnerabilities or weaknesses</text:span></text:p>
        </text:list-item>
        <text:list-item>
          <text:p text:style-name="P24"><text:span text:style-name="T29">penetration tests - </text:span><text:span text:style-name="T14">taking vulnerability assessments a step further by attempting to exploit vulnerabilities. </text:span></text:p>
        </text:list-item>
        <text:list-item>
          <text:p text:style-name="P25"><text:span text:style-name="T29">awareness and training - </text:span><text:span text:style-name="T14">importance of training can not be overstated. Training helps maintain password security, clean desks and understanding of threats.</text:span></text:p>
        </text:list-item>
        <text:list-item>
          <text:p text:style-name="P26"><text:span text:style-name="T29">configuration and change management - </text:span><text:span text:style-name="T14">configuration management often uses baselines to ensure that systems start in a secure, hardened state. Change management helps ensure that changes don’t result in unintended configuration errors</text:span></text:p>
        </text:list-item>
        <text:list-item>
          <text:p text:style-name="P27"><text:span text:style-name="T29">contingency planning - </text:span><text:span text:style-name="T14">outlined methods to help an organization plan and prepare for potential system outages</text:span></text:p>
        </text:list-item>
        <text:list-item>
          <text:p text:style-name="P28"><text:span text:style-name="T29">media protection </text:span><text:span text:style-name="T14"><text:s/>- media includes physical media such as USB flash drives, external and internal drives and backup tapes</text:span></text:p>
        </text:list-item>
        <text:list-item>
          <text:p text:style-name="P29"><text:span text:style-name="T29">physical and environmental protection - </text:span><text:span text:style-name="T14">includes physical controls, such as cameras and door locks, environmental controls, such as heating and ventilation systems</text:span></text:p>
        </text:list-item>
        <text:list-item>
          <text:p text:style-name="P30"><text:span text:style-name="T29">physical controls - </text:span><text:span text:style-name="T14">controls that you can physically touch. Examples...lighting, signs, fences, security guards and mor</text:span><text:span text:style-name="T22">e</text:span></text:p>
        </text:list-item>
        <text:list-item>
          <text:p text:style-name="P31"><text:span text:style-name="T29">preventive controls - </text:span><text:span text:style-name="T14">measures taken to prevent security incidents</text:span></text:p>
        </text:list-item>
        <text:list-item>
          <text:p text:style-name="P31"><text:span text:style-name="T29">hardening <text:s/>- </text:span><text:span text:style-name="T14">practice of making a system or application more secure than it’s default configuration. </text:span><text:span text:style-name="T23">Includes a defense-in-depth strategy with layered security. </text:span><text:span text:style-name="T24">Includes disabling </text:span><text:soft-page-break/><text:span text:style-name="T24">unnecessary ports and services, implementing secure protocols, using strong passwords and disabling defaults and unnecessary accounts</text:span></text:p>
        </text:list-item>
        <text:list-item>
          <text:p text:style-name="P32"><text:span text:style-name="T29">security guards - </text:span><text:span text:style-name="T14">guards prevent and deter attacks</text:span></text:p>
        </text:list-item>
        <text:list-item>
          <text:p text:style-name="P32"><text:span text:style-name="T29">change management - </text:span><text:span text:style-name="T14">change management ensures that changes don’t result in unintended outages. </text:span></text:p>
        </text:list-item>
        <text:list-item>
          <text:p text:style-name="P33"><text:span text:style-name="T29">account disablement policy - </text:span><text:span text:style-name="T14">an account disablement policy ensures that user accoutns accounts are disabled when an employee leaves</text:span></text:p>
        </text:list-item>
        <text:list-item>
          <text:p text:style-name="P34"><text:span text:style-name="T29">detective controls - </text:span><text:span text:style-name="T14">attempt to detect when vulnerabilities have been exploited, resulting in a security incident.</text:span></text:p>
        </text:list-item>
        <text:list-item>
          <text:p text:style-name="P35"><text:span text:style-name="T29">log monitoring - </text:span><text:span text:style-name="T14">several different logs record details of activity on systems and networks. ex...firewall logs record details of all traffic that the firewall blocked. </text:span></text:p>
        </text:list-item>
        <text:list-item>
          <text:p text:style-name="P35"><text:span text:style-name="T29">trend analysis - </text:span><text:span text:style-name="T14">used in addition to monitoring logs for a single incident. trend analysis can be used to identify trends, such as an increase in attacks on a specific system</text:span></text:p>
        </text:list-item>
        <text:list-item>
          <text:p text:style-name="P35"><text:span text:style-name="T29">security audit - </text:span><text:span text:style-name="T14">used to examine the security posture of an organization. ex... running an audit on all passwords used within the organization</text:span></text:p>
        </text:list-item>
        <text:list-item>
          <text:p text:style-name="P35"><text:span text:style-name="T29">video surveillance - </text:span><text:span text:style-name="T14">a CCTV system can record and detect what has occured. Video surveillance can also be used as a deterrent control</text:span></text:p>
        </text:list-item>
        <text:list-item>
          <text:p text:style-name="P36"><text:span text:style-name="T29">motion detection - </text:span><text:span text:style-name="T14">alarm systems can detect motion from potential intruders and raise alarms.</text:span></text:p>
        </text:list-item>
        <text:list-item>
          <text:p text:style-name="P36"><text:span text:style-name="T33">corrective controls - </text:span><text:span text:style-name="T25">controls that attempt to reverse or correct the impact of an incident or problem after is has occured.</text:span></text:p>
        </text:list-item>
        <text:list-item>
          <text:p text:style-name="P36"><text:span text:style-name="T33">intrusion prevention system (IPS) - </text:span><text:span text:style-name="T25">attempts to detect attacks and then modify the environment to prevent them from happening</text:span></text:p>
        </text:list-item>
        <text:list-item>
          <text:p text:style-name="P36"><text:span text:style-name="T33">backups and system recovery - </text:span><text:span text:style-name="T25">backups ensure that data can be recovered after it is lost or corrupted. system recovery procedures ensure that admins can recover a system after a failure</text:span></text:p>
        </text:list-item>
        <text:list-item>
          <text:p text:style-name="P37"><text:span text:style-name="T34">deterrent controls - </text:span><text:span text:style-name="T26">measures taken to discourage a threat. can be attempting to discourage potential attackers or discourage employees from violating a security policy</text:span></text:p>
        </text:list-item>
        <text:list-item>
          <text:p text:style-name="P38"><text:span text:style-name="T29">cable locks - </text:span><text:span text:style-name="T14">securing laptops to furniture can deter theives from stealing them</text:span></text:p>
        </text:list-item>
        <text:list-item>
          <text:p text:style-name="P38"><text:span text:style-name="T29">hardware locks - </text:span><text:span text:style-name="T14">locks are typically used server and / or wiring closets. </text:span></text:p>
        </text:list-item>
        <text:list-item>
          <text:p text:style-name="P39"><text:span text:style-name="T29">compensating controls - </text:span><text:span text:style-name="T14">alternative controls as opposed to primary controls</text:span><text:span text:style-name="T27">. ex..companies may require their employees use a smart card to gain access to systems. In the time it takes for a new smart card to be provided, the organization may implement a Time-based One-Time password for the employee as a </text:span><text:span text:style-name="T35">compensating control</text:span></text:p>
        </text:list-item>
        <text:list-item>
          <text:p text:style-name="P40"><text:span text:style-name="T29">virtualization - </text:span><text:span text:style-name="T14">allows the hosting of one or more virtual systems, or VM’s on a single physical system</text:span></text:p>
        </text:list-item>
        <text:list-item>
          <text:p text:style-name="P41"><text:span text:style-name="T29">hypervisor </text:span><text:span text:style-name="T14"><text:s/>- software that creates, runs and manages the VMs is the hypervisor. examples; Microsoft Hyper-V products, VMware, Oracle VM Virtualbox.</text:span></text:p>
        </text:list-item>
        <text:list-item>
          <text:p text:style-name="P41"><text:span text:style-name="T29">Host - </text:span><text:span text:style-name="T14">the physical system hosting the VM’s is the host. Typically, more resources are required, increased ram, multiple processors, etc</text:span></text:p>
        </text:list-item>
        <text:list-item>
          <text:p text:style-name="P41"><text:span text:style-name="T29">guest - </text:span><text:span text:style-name="T14">operating systems running on the host system are guests or guest machines</text:span></text:p>
        </text:list-item>
        <text:list-item>
          <text:p text:style-name="P41"><text:span text:style-name="T29">host elasticity and scalability - </text:span><text:span text:style-name="T14">elasticity and scalability refer to the ability to resize computing compacity based on the load. </text:span><text:span text:style-name="T28"><text:s/>ex...if a VM has increased traffic, you can move available resources to that VM, and likewise decrease if needed.</text:span></text:p>
        </text:list-item>
        <text:list-item>
          <text:p text:style-name="P42">type I hypervisors - <text:span text:style-name="T1">type I hypervisors run directly on the system hardware. They are often called bare-metal hypervisors because they don’t need to run within an operating system. VMware provides a series of ESX/ESXi products that are type I hypervisors</text:span></text:p>
        </text:list-item>
        <text:list-item>
          <text:p text:style-name="P42">type II hypervisors - <text:span text:style-name="T1">type II hypervisors run as software within a host operating system. ex...the microsoft Hyper-V hypervisor runs within a Microsoft OS</text:span></text:p>
        </text:list-item>
        <text:list-item>
          <text:p text:style-name="P42">kernel - <text:span text:style-name="T1">central part of the OS</text:span></text:p>
        </text:list-item>
        <text:list-item>
          <text:p text:style-name="P43"><text:soft-page-break/>application cell - <text:span text:style-name="T1">application cell virtualization runs services or applications within isolated application cells or containers</text:span></text:p>
        </text:list-item>
        <text:list-item>
          <text:p text:style-name="P44">snapshot - <text:span text:style-name="T1">provides a copy of the VM at a moment in time. Can be used as a backup. After a snapshot is taken, it can be reverted back to, with all new data lost, to resolve any new problems. </text:span></text:p>
        </text:list-item>
        <text:list-item>
          <text:p text:style-name="P45">virtual desktop infrastructure (VDI) / virtual desktop environment (VDE) - <text:span text:style-name="T2">allow a user’s desktop operating system to run as VM on a server</text:span></text:p>
        </text:list-item>
        <text:list-item>
          <text:p text:style-name="P46">persistence (context: Virtual desktop) -<text:span text:style-name="T1"> in a persistent VDE, each user has a custom desktop image. They can customize their desktop and save changes. Persistent VDE’s do require additional resources and storage space</text:span></text:p>
        </text:list-item>
        <text:list-item>
          <text:p text:style-name="P46">non-persistence (context: Virtual Desktop) - <text:span text:style-name="T1">in a non-persistent VDE, all users utilize an identical desktop. A desktop operating system is loaded from a pre-configured snapshot.</text:span></text:p>
        </text:list-item>
        <text:list-item>
          <text:p text:style-name="P47">VM escape - <text:span text:style-name="T1">an attack that allows the attacker to access the host system from within the virtual system</text:span><text:span text:style-name="T3">. Since most VM’s operate on a physical server with elevated priveleges, a VM escape would give the attacker unlimited control over the host system, and each VM run by the host.</text:span></text:p>
        </text:list-item>
        <text:list-item>
          <text:p text:style-name="P48">VM sprawl - <text:span text:style-name="T1">occurs when an organization has many VM’s that aren’t properly managed. </text:span></text:p>
        </text:list-item>
      </text:list>
      <text:p text:style-name="P67"/>
      <text:p text:style-name="P68">Command Line Tools</text:p>
      <text:list xml:id="list1801199680" text:style-name="L2">
        <text:list-item>
          <text:p text:style-name="P49">ping - <text:span text:style-name="T1">used to test connectivity to remote systems, verify a system can resolve valid host names to IP addresses, test the NIC and check the security posture of a network</text:span></text:p>
          <text:list>
            <text:list-item>
              <text:p text:style-name="P69">checks connectivity by seding Internet Control Message Protocol (ICMP) echo request packets. The remote systems answer with ICMP reply packets, and if you receive echo replies, you know the remote system is operational.</text:p>
            </text:list-item>
            <text:list-item>
              <text:p text:style-name="P50"><text:span text:style-name="T1">on Windows, ping defaults to sending 4 echo requests. In Linux, ping will continue sending requests until you Ctrl-C to stop</text:span><text:span text:style-name="T4"> host name (google.com) </text:span></text:p>
            </text:list-item>
            <text:list-item>
              <text:p text:style-name="P51"><text:span text:style-name="T4">*</text:span><text:span text:style-name="T1">*Because many Denial of Service (DoS) attacks involve ICMP packets being sent to disrupt services on internet-based systems, Firewalls may block echo requests. So, a “Request Timed Out” response may be received, even though the remote system is active</text:span></text:p>
            </text:list-item>
            <text:list-item>
              <text:p text:style-name="P70">Ping can be used to test that your firewall and routers are blocking ICMP traffic to avoid a DoS attack</text:p>
            </text:list-item>
            <text:list-item>
              <text:p text:style-name="P49">ping -6 localhost - <text:span text:style-name="T1">use to ping the localhost IPv6 address</text:span></text:p>
            </text:list-item>
          </text:list>
        </text:list-item>
        <text:list-item>
          <text:p text:style-name="P52">ipconfig (Internet Protocol Configuration) - <text:span text:style-name="T1">Shows the Transmission Control Protocol / Internet Protocol (TCP/IP) configuration information for a system. </text:span></text:p>
          <text:list>
            <text:list-item>
              <text:p text:style-name="P52"><text:span text:style-name="T1">Includes; computer’s IP address, subnet mask, default gateway, MAC address, address of a Domain Name System (DNS) server</text:span><text:span text:style-name="T5">, configuration information for all Network Interface cards (NIC) on a system, including both wired and wireless NIC’s</text:span><text:span text:style-name="T6">. </text:span></text:p>
            </text:list-item>
            <text:list-item>
              <text:p text:style-name="P71">Often used first by network admins to troubleshoot network problems</text:p>
            </text:list-item>
            <text:list-item>
              <text:p text:style-name="P71">Common Commands</text:p>
              <text:list>
                <text:list-item>
                  <text:p text:style-name="P71">ipconfig - provides basic info about NIC, IP address, subnet mask and default gateway</text:p>
                </text:list-item>
                <text:list-item>
                  <text:p text:style-name="P71">ipconfig /all - shows a comprehensive listing of TCP/IP configuration info for each NIC. Includes the Media Access Control (MAC) address, address of assigned DNS servers, address of a Dynamic Host Configuration Protocol (DHCP) server if the system is a DHCP client.</text:p>
                </text:list-item>
                <text:list-item>
                  <text:p text:style-name="P54"><text:span text:style-name="T1">ipconfig /displaydns - shows the contents of the DNS cache. This cache is updated everytime you query a DNS for a hostname with the result of the query.</text:span><text:span text:style-name="T7"> Also, shows any host name to IP Address mappings included in your system’s hosts file</text:span></text:p>
                </text:list-item>
                <text:list-item>
                  <text:p text:style-name="P55"><text:span text:style-name="T7">i</text:span><text:span text:style-name="T1">pconfig /flushdns - used to erase the contents of the DNS cache. Used when you know the DNS has incorrect information and you want to ensure DNS is querying for correct information</text:span></text:p>
                </text:list-item>
              </text:list>
            </text:list-item>
          </text:list>
        </text:list-item>
        <text:list-item>
          <text:p text:style-name="P53"><text:soft-page-break/>ifconfig (interface configuration) - <text:span text:style-name="T1">used on Unix based systems. </text:span><text:span text:style-name="T9">(deprecated in Debian in 2009)</text:span></text:p>
          <text:list>
            <text:list-item>
              <text:p text:style-name="P71">provides more capabilities, includng the ability to configure the network interface card</text:p>
            </text:list-item>
            <text:list-item>
              <text:p text:style-name="P71">Common Commands</text:p>
              <text:list>
                <text:list-item>
                  <text:p text:style-name="P71">ifconfig -a - same as ipconfig /all <text:s/>- shows a comprehensive listing of TCP/IP configuration info for each NIC. Includes the Media Access Control (MAC) address, address of assigned DNS servers, address of a Dynamic Host Configuration Protocol (DHCP) server if the system is a DHCP client. </text:p>
                </text:list-item>
                <text:list-item>
                  <text:p text:style-name="P72">ifconfig eth0 - shows the configuration of the first Ethernet interface (NIC) on a linux system. if a system has multiple NIC’s, you can query the config using eth1, eth2, ...,ethn</text:p>
                </text:list-item>
                <text:list-item>
                  <text:p text:style-name="P55"><text:span text:style-name="T1">ifconfig eth0 promisc - </text:span><text:span text:style-name="T8">enabled promiscuous mode on the first NIC. Promiscuous mode allows a NIC to process all traffic it receives. Normally, a NIC is in non-promiscuous mode and ignores all packets not addressed to it. can disable using ifconfig eth0 -promisc</text:span></text:p>
                </text:list-item>
                <text:list-item>
                  <text:p text:style-name="P56"><text:span text:style-name="T1">ifconfig eth0 allmulti - </text:span><text:span text:style-name="T9">enables multicast mode on the NIC, allows the NIC to process all multicast traffic received by the NIC. Normally, a NIC would only process multicast traffic for multicast groups that it has joined. Use command ifconfig eth0 -allmulti to disable</text:span></text:p>
                </text:list-item>
              </text:list>
            </text:list-item>
          </text:list>
        </text:list-item>
        <text:list-item>
          <text:p text:style-name="P57">ip - <text:span text:style-name="T1">updated command prefered by most Linux developers (same functionality as ifconfig)</text:span></text:p>
          <text:list>
            <text:list-item>
              <text:p text:style-name="P73">Common Commands</text:p>
              <text:list>
                <text:list-item>
                  <text:p text:style-name="P73">ip link show - shows the interfaces along with details on them</text:p>
                </text:list-item>
                <text:list-item>
                  <text:p text:style-name="P73">ip link set eth0 up - enables a network interface</text:p>
                </text:list-item>
                <text:list-item>
                  <text:p text:style-name="P73">ip -s link - shows statistics on the network interfaces</text:p>
                </text:list-item>
              </text:list>
            </text:list-item>
          </text:list>
        </text:list-item>
        <text:list-item>
          <text:p text:style-name="P58">netstat (network statistics) - <text:span text:style-name="T1">allows you to view statistics for TCP/IP protocols on a system and the ability to view active TCP / IP network connections</text:span></text:p>
          <text:list>
            <text:list-item>
              <text:p text:style-name="P74">Common Commands</text:p>
              <text:list>
                <text:list-item>
                  <text:p text:style-name="P74">Netstat - displays listen of all open TCP connections</text:p>
                </text:list-item>
                <text:list-item>
                  <text:p text:style-name="P74">netstat -a - displays a listen of all TCP and User Datagram Protocol (UDP) - ports that a system is listenng on, in addition to all open connections</text:p>
                </text:list-item>
                <text:list-item>
                  <text:p text:style-name="P74">netstat -r - displays the routing table</text:p>
                </text:list-item>
                <text:list-item>
                  <text:p text:style-name="P74">netstat -e - displays details on network statistics, including how many bytes the system sent and received</text:p>
                </text:list-item>
                <text:list-item>
                  <text:p text:style-name="P75">network -s - displays stats of packets sent or received for specific protocols, such as IP, ICMP, TCP and UDP</text:p>
                </text:list-item>
                <text:list-item>
                  <text:p text:style-name="P75">Netstat -n - displays addresses and port numbers in numerical order. Useful if you are looking for information related to a specific IP address or a specific port</text:p>
                </text:list-item>
                <text:list-item>
                  <text:p text:style-name="P75">netstat -p protocol - shows stats on a specific protocol, such as TCP or UDP. example, use netstat -p tcp to show only TCP statistics</text:p>
                </text:list-item>
              </text:list>
            </text:list-item>
            <text:list-item>
              <text:p text:style-name="P75">Connection States</text:p>
              <text:list>
                <text:list-item>
                  <text:p text:style-name="P59">ESTABLISHED - <text:span text:style-name="T1">normal state for the data transpher phase of a connection. It indicates an active open connection</text:span></text:p>
                </text:list-item>
                <text:list-item>
                  <text:p text:style-name="P59">LISTEN - <text:span text:style-name="T1">indicates the system is waiting for a connection request</text:span></text:p>
                </text:list-item>
                <text:list-item>
                  <text:p text:style-name="P59">CLOSE_WAIT - <text:span text:style-name="T1">indicates the system is waiting for a connection termination request</text:span></text:p>
                </text:list-item>
                <text:list-item>
                  <text:p text:style-name="P60">TIME_WAIT - <text:span text:style-name="T1">indicates the system is waiting for enough tiem to pass to be sure the remote system received a TCP-based acknowledgement of the connection</text:span></text:p>
                </text:list-item>
                <text:list-item>
                  <text:p text:style-name="P60">SYN_SENT - <text:span text:style-name="T1">indicates the system sent a TCP SYN packet as the first part of the SYN, SYN-ACK, ACK handshake process and it is waiting for the SYN-ACK response</text:span></text:p>
                </text:list-item>
                <text:list-item>
                  <text:p text:style-name="P61">SYN_RECEIVED - <text:span text:style-name="T1">indicates the system sent a TCP SYN-ACK packet after receiving a SYN packet as the first part of teh SYN, SYN-ACK, ACK handshake process. Waiting </text:span><text:soft-page-break/><text:span text:style-name="T1">for the ACK response to establish the conneciton. ***An excessive number of SYN_RECEIVED states indicate a SYN attack where an attacker is flooding a system with SYN packets but never finalized the connection with ACK packets</text:span></text:p>
                </text:list-item>
              </text:list>
            </text:list-item>
          </text:list>
        </text:list-item>
        <text:list-item>
          <text:p text:style-name="P61">tracert (trace route)<text:span text:style-name="T38"> - </text:span><text:span text:style-name="T10">lists the routers between two systems. Each router is referred to as a “hop”. Tracert identifies the IP address and sometimes host name of each hop in addition to the round trip times (RTT) for each hop. </text:span></text:p>
          <text:list>
            <text:list-item>
              <text:p text:style-name="P63"><text:span text:style-name="T1">Typically used by Network admins to identify faulty routers on the network. Ping tells them if a distant server can be reached, tracert then allows them to identify where the traffic stops</text:span><text:span text:style-name="T11">. Admins can see where the packets are lost, and other times, they will see the RTT’s increase as traffic is routed around a faulty router. </text:span><text:span text:style-name="T12">Tracing is especially useful in troubleshooting issues through a wide area network (WAN)</text:span></text:p>
            </text:list-item>
            <text:list-item>
              <text:p text:style-name="P64"><text:span text:style-name="T12">C</text:span><text:span text:style-name="T1">ommon Commands</text:span></text:p>
              <text:list>
                <text:list-item>
                  <text:p text:style-name="P64"><text:span text:style-name="T1">tracert google.com - identifies the # of hops between your system and google.com</text:span></text:p>
                </text:list-item>
                <text:list-item>
                  <text:p text:style-name="P64"><text:span text:style-name="T1">tracert -d google.com - forces tracert to not resolve the IP addresses to host names</text:span></text:p>
                </text:list-item>
              </text:list>
            </text:list-item>
          </text:list>
        </text:list-item>
        <text:list-item>
          <text:p text:style-name="P64">arp - <text:span text:style-name="T1">comand line tool related to the Address Resolution Protocol (ARP), however the command and the protocol are not the same thing</text:span><text:span text:style-name="T13">. The ARP protocol resolves IP addresses to MAC addresses and stores the results in the ARP cache. </text:span><text:span text:style-name="T39">arp</text:span><text:span text:style-name="T13"> command is used to manipulate the ARP cache.</text:span></text:p>
          <text:list>
            <text:list-item>
              <text:p text:style-name="P65"><text:span text:style-name="T1">Common commands</text:span></text:p>
              <text:list>
                <text:list-item>
                  <text:p text:style-name="P65"><text:span text:style-name="T1">arp - w/o switch, shows help on windows</text:span></text:p>
                </text:list-item>
                <text:list-item>
                  <text:p text:style-name="P65"><text:span text:style-name="T1">arp - w/o switch, shows the arp cache on linux</text:span></text:p>
                </text:list-item>
                <text:list-item>
                  <text:p text:style-name="P65"><text:span text:style-name="T1">arp -a <text:s/>- shows the ARP cache on Windows</text:span></text:p>
                </text:list-item>
                <text:list-item>
                  <text:p text:style-name="P65"><text:span text:style-name="T1">arp -a 192.168.1.1 - displays the ARP cache entry for the specified IP addressed</text:span></text:p>
                </text:list-item>
              </text:list>
            </text:list-item>
            <text:list-item>
              <text:p text:style-name="P65"><text:span text:style-name="T1">example usage, to identify the MAC address of server1. You can ping server1 and ARP will identify server1’s IP address. Then use arp -a to show the ARP cache, which includes the MAC address for server1</text:span></text:p>
            </text:list-item>
          </text:list>
        </text:list-item>
      </text:list>
      <text:list xml:id="list171605669128082" text:continue-list="list2466212986" text:style-name="L1">
        <text:list-header>
          <text:p text:style-name="P62"/>
        </text:list-header>
      </text:list>
      <text:p text:style-name="P1"/>
      <text:p text:style-name="P1">Other Notes</text:p>
      <text:list xml:id="list3235997089" text:style-name="L3">
        <text:list-item>
          <text:p text:style-name="P76">Labs</text:p>
          <text:list>
            <text:list-item>
              <text:p text:style-name="P76"><text:span text:style-name="T36">steganography - </text:span>http://gcgapremium.com/501labs/.</text:p>
            </text:list-item>
            <text:list-item>
              <text:p text:style-name="P77">hashing - http://gcgapremium.com/501labs/.</text:p>
            </text:list-item>
          </text:list>
        </text:list-item>
        <text:list-item>
          <text:p text:style-name="P78">Integrity - it is possible to lose data integrity through human error</text:p>
          <text:list>
            <text:list-item>
              <text:p text:style-name="P78">Integrity provides assurances that data has not been modified, tampered with, or corrupted.</text:p>
            </text:list-item>
            <text:list-item>
              <text:p text:style-name="P79">Hashing verifies integrity. <text:s/>Hashing algorithm is usually run against the data at the source and destination. For static file holding, hashing is usually done every couple of weeks to ensure no unwanted changes to the data.</text:p>
            </text:list-item>
          </text:list>
        </text:list-item>
        <text:list-item>
          <text:p text:style-name="P80">resources vs security constraints</text:p>
          <text:list>
            <text:list-item>
              <text:p text:style-name="P80">Organizations need to balance resource availability with security constraints. Encrypting everything will improve security, but the additional resources needed to handle that much encryption greatly increases system costs. </text:p>
            </text:list-item>
          </text:list>
        </text:list-item>
        <text:list-item>
          <text:p text:style-name="P81">Control Types</text:p>
          <text:list>
            <text:list-item>
              <text:p text:style-name="P81">technical controls use technology</text:p>
            </text:list-item>
            <text:list-item>
              <text:p text:style-name="P82">administrative controls use administra</text:p>
              <text:p text:style-name="P82">tive or management methods</text:p>
            </text:list-item>
            <text:list-item>
              <text:p text:style-name="P81">physical controls refer to controls you can physically touch</text:p>
            </text:list-item>
            <text:list-item>
              <text:p text:style-name="P81">Preventive controls attempt to prevent an incident from occuring</text:p>
            </text:list-item>
            <text:list-item>
              <text:p text:style-name="P81">Detective controls attempt to detect incidents after they have occured</text:p>
            </text:list-item>
            <text:list-item>
              <text:p text:style-name="P81">Corrective controls attempt to reverse the impact of an incident</text:p>
            </text:list-item>
            <text:list-item>
              <text:p text:style-name="P81"><text:soft-page-break/>Deterrent controls attempt to discourage individuals from causing an incident</text:p>
            </text:list-item>
            <text:list-item>
              <text:p text:style-name="P81">compensating controls are alternative controls used when a primary control is not feasible</text:p>
            </text:list-item>
          </text:list>
        </text:list-item>
        <text:list-item>
          <text:p text:style-name="P83">Detective vs preventive</text:p>
          <text:list>
            <text:list-item>
              <text:p text:style-name="P83">Detective control can’t predict when an incident will occur and cant prevent it. </text:p>
            </text:list-item>
            <text:list-item>
              <text:p text:style-name="P83">In contrast, prevention controls stop the incident from occuring at all.</text:p>
            </text:list-item>
          </text:list>
        </text:list-item>
        <text:list-item>
          <text:p text:style-name="P84">Virtual Machines</text:p>
          <text:list>
            <text:list-item>
              <text:p text:style-name="P84">Best return on investment (ROI) for an organization with many underutilized servers. With 9 servers running 20% processing power, memory and disk space. Those servers can be consolidated into 3 physical servers, each running 3 guest VMs. Assuming you utilize the same equipment, this would be significantly reduced costs.</text:p>
            </text:list-item>
            <text:list-item>
              <text:p text:style-name="P85">Container virtualization uses fewer resources and can be more efficient than a system using a type II hypervisor virtualization. </text:p>
            </text:list-item>
            <text:list-item>
              <text:p text:style-name="P86">Virtualization can be used as part of an overall secure network architecture. VM’s can provide segregation, segmentation and isolation of individual systems. Disabling the network interface card (NIC) in the VM prevents any data from being transmitted in or out of the VM</text:p>
            </text:list-item>
            <text:list-item>
              <text:p text:style-name="P87">VM’s are essentially stored in files, that can be moved from one physical server to another</text:p>
            </text:list-item>
          </text:list>
        </text:list-item>
        <text:list-item>
          <text:p text:style-name="P88">Domain Name System (DNS) - <text:span text:style-name="T1">used to resolve host names to IP addresses. A computer will typically query a DNS with the host name, and DNS responds with an IP addres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2-01T17:16:03.345000000</dc:date>
    <meta:editing-duration>P5DT4H59M25S</meta:editing-duration>
    <meta:editing-cycles>83</meta:editing-cycles>
    <meta:document-statistic meta:table-count="0" meta:image-count="0" meta:object-count="0" meta:page-count="7" meta:paragraph-count="167" meta:word-count="3541" meta:character-count="21506" meta:non-whitespace-character-count="18261"/>
  </office:meta>
</office:document-meta>
</file>